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a1925" officeooo:paragraph-rsid="001a1925"/>
    </style:style>
    <style:style style:name="P2" style:family="paragraph" style:parent-style-name="Standard">
      <style:text-properties fo:font-size="14pt" style:text-underline-style="none" fo:font-weight="bold" officeooo:rsid="001a1925" officeooo:paragraph-rsid="001a1925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bold" officeooo:rsid="001a1925" officeooo:paragraph-rsid="001a1925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cept (not final version):</text:p>
      <text:p text:style-name="P2"/>
      <text:p text:style-name="P1">The web application will display a map (Google maps’ interface) showing different locations with an image attached (such as universities). </text:p>
      <text:p text:style-name="P1">Using buttons, one can have a preview of several routes linked to different users (2-3) and different scenarios (4-6). Each toggle will show a specific route (can add altitude, speed, temperature features) as a line from A to B (or dot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6:09:06.840561434</meta:creation-date>
    <meta:editing-duration>PT9M4S</meta:editing-duration>
    <meta:editing-cycles>2</meta:editing-cycles>
    <meta:generator>LibreOffice/5.3.6.1$Linux_X86_64 LibreOffice_project/30$Build-1</meta:generator>
    <dc:date>2018-10-19T16:15:30.607134750</dc:date>
    <meta:document-statistic meta:table-count="0" meta:image-count="0" meta:object-count="0" meta:page-count="1" meta:paragraph-count="3" meta:word-count="65" meta:character-count="405" meta:non-whitespace-character-count="342"/>
  </office:meta>
</office:document-meta>
</file>